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ille</text:p>
          </table:table-cell>
          <table:table-cell office:value-type="string" calcext:value-type="string">
            <text:p>un chemin fermé le long duquel les tensions sont annotées.</text:p>
          </table:table-cell>
        </table:table-row>
        <table:table-row table:style-name="ro1">
          <table:table-cell office:value-type="string" calcext:value-type="string">
            <text:p>Loi des nœuds</text:p>
          </table:table-cell>
          <table:table-cell office:value-type="string" calcext:value-type="string">
            <text:p>La somme des charges entrantes vaut la somme des charges sortantes du noeud. On a \(\sum_k i_k = 0\), avec \(i_k&gt;0\) si il va vers le noeud et \(&lt;0\) dans le cas contraire.</text:p>
          </table:table-cell>
        </table:table-row>
        <table:table-row table:style-name="ro1">
          <table:table-cell office:value-type="string" calcext:value-type="string">
            <text:p>Résistance</text:p>
          </table:table-cell>
          <table:table-cell office:value-type="string" calcext:value-type="string">
            <text:p><text:s/>\(R = \frac{l}{s}\rho\) avec \(\rho\) la résistivité, \(l\) la longueur du fil, \(s\) la section.</text:p>
          </table:table-cell>
        </table:table-row>
        <table:table-row table:style-name="ro1">
          <table:table-cell office:value-type="string" calcext:value-type="string">
            <text:p>Modèle de Drude</text:p>
          </table:table-cell>
          <table:table-cell office:value-type="string" calcext:value-type="string">
            <text:p>La résistance dépend de la température : elle augmente avec la température.</text:p>
          </table:table-cell>
        </table:table-row>
        <table:table-row table:style-name="ro1">
          <table:table-cell office:value-type="string" calcext:value-type="string">
            <text:p>Expression de \(R_1\) dans l’étoile de Kenely</text:p>
          </table:table-cell>
          <table:table-cell office:value-type="string" calcext:value-type="string">
            <text:p>\(R_1 = \frac{r_3r_2}{r_1+r_2+r_3}\)</text:p>
          </table:table-cell>
        </table:table-row>
        <table:table-row table:style-name="ro1">
          <table:table-cell office:value-type="string" calcext:value-type="string">
            <text:p>Résistance équivalente pour une association en parallèle</text:p>
          </table:table-cell>
          <table:table-cell office:value-type="string" calcext:value-type="string">
            <text:p>La résistance équivalente pour une association de résistances en parallèle vaut \(R_{eq} = \frac{R_1R_2R_3R_i}{R_1+R_2+R_3+R_i}\)</text:p>
          </table:table-cell>
        </table:table-row>
        <table:table-row table:style-name="ro1">
          <table:table-cell office:value-type="string" calcext:value-type="string">
            <text:p>Résistance équivalente pour une association en série</text:p>
          </table:table-cell>
          <table:table-cell office:value-type="string" calcext:value-type="string">
            <text:p>La résistance équivalente pour une association de résistances en série est la somme des résistances.</text:p>
          </table:table-cell>
        </table:table-row>
        <table:table-row table:style-name="ro1">
          <table:table-cell office:value-type="string" calcext:value-type="string">
            <text:p>Ponts diviseurs de tension</text:p>
          </table:table-cell>
          <table:table-cell office:value-type="string" calcext:value-type="string">
            <text:p>Pour N résistors en série soumis à la tension totale V, la tension \(V_k\) aux bornes de résistance \(R_k\) est \(V_k = \frac{R_k}{\sum_j^N R_j}V\)</text:p>
          </table:table-cell>
        </table:table-row>
        <table:table-row table:style-name="ro1">
          <table:table-cell office:value-type="string" calcext:value-type="string">
            <text:p>Ponts diviseurs de courant</text:p>
          </table:table-cell>
          <table:table-cell office:value-type="string" calcext:value-type="string">
            <text:p>Pour N résistors en parallèle soumis à l’intensité totale i, l’intensité \(i_k\) dans le résistor de conductance \(G_k\) est \(i_k = \frac{G_k}{\sum_j^N G_j}i\)</text:p>
          </table:table-cell>
        </table:table-row>
        <table:table-row table:style-name="ro1">
          <table:table-cell office:value-type="string" calcext:value-type="string">
            <text:p>Résistance d’une branche en étoile (transformé par Kenely)</text:p>
          </table:table-cell>
          <table:table-cell office:value-type="string" calcext:value-type="string">
            <text:p>\(R_1 = \frac{r_3r_2}{r_1+r_2+r_3}\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 style:data-style-name="N2" text:time-value="07:59:55.3243026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07:56:38.831251770</meta:creation-date>
    <dc:date>2025-02-11T15:59:54.537575375</dc:date>
    <meta:editing-duration>PT20H44M25S</meta:editing-duration>
    <meta:editing-cycles>8</meta:editing-cycles>
    <meta:generator>LibreOffice/24.2.7.2$Linux_X86_64 LibreOffice_project/420$Build-2</meta:generator>
    <meta:document-statistic meta:table-count="1" meta:cell-count="20" meta:object-count="0"/>
  </office:meta>
</office:document-meta>
</file>